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GaramondPro-Bold" svg:font-family="AGaramondPro-Bold" style:font-family-generic="roman" style:font-pitch="variable"/>
    <style:font-face style:name="AGaramondPro-Regular" svg:font-family="AGaramondPro-Regular" style:font-family-generic="roman" style:font-pitch="variable"/>
    <style:font-face style:name="AGaramondPro-Regular-Identity-H" svg:font-family="AGaramondPro-Regular-Identity-H" style:font-family-generic="roman" style:font-pitch="variable"/>
    <style:font-face style:name="Calibri" svg:font-family="Calibri" style:font-family-generic="roman" style:font-pitch="variable"/>
    <style:font-face style:name="FateCoreGlyphs" svg:font-family="FateCoreGlyphs" style:font-family-generic="roman" style:font-pitch="variable"/>
    <style:font-face style:name="Gotham-Black" svg:font-family="Gotham-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GaramondPro-Bold1" svg:font-family="AGaramondPro-Bold" style:font-family-generic="system" style:font-pitch="variable"/>
    <style:font-face style:name="AGaramondPro-Regular1" svg:font-family="AGaramondPro-Regular" style:font-family-generic="system" style:font-pitch="variable"/>
    <style:font-face style:name="AGaramondPro-Regular-Identity-H1" svg:font-family="AGaramondPro-Regular-Identity-H" style:font-family-generic="system" style:font-pitch="variable"/>
    <style:font-face style:name="Calibri1" svg:font-family="Calibri" style:font-family-generic="system" style:font-pitch="variable"/>
    <style:font-face style:name="FateCoreGlyphs1" svg:font-family="FateCoreGlyphs" style:font-family-generic="system" style:font-pitch="variable"/>
    <style:font-face style:name="Gotham-Black1" svg:font-family="Gotham-Black"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style>
    <style:style style:name="P2" style:family="paragraph" style:parent-style-name="Standard">
      <loext:graphic-properties draw:fill="solid" draw:fill-color="#e7e6e6"/>
      <style:paragraph-properties fo:margin-left="0cm" fo:margin-right="0cm" fo:margin-top="0cm" fo:margin-bottom="0.282cm" loext:contextual-spacing="false" fo:line-height="107%" fo:text-align="start" style:justify-single-word="false" fo:orphans="2" fo:widows="2" fo:text-indent="0cm" style:auto-text-indent="false" fo:background-color="#e7e6e6" style:vertical-align="auto" style:writing-mode="lr-tb"/>
    </style:style>
    <style:style style:name="P3" style:family="paragraph" style:parent-style-name="Standard">
      <loext:graphic-properties draw:fill="solid" draw:fill-color="#ffffff"/>
      <style:paragraph-properties fo:margin-left="0cm" fo:margin-right="0cm" fo:margin-top="0cm" fo:margin-bottom="0.282cm" loext:contextual-spacing="false" fo:line-height="107%" fo:text-align="start" style:justify-single-word="false" fo:orphans="2" fo:widows="2" fo:text-indent="0cm" style:auto-text-indent="false" fo:background-color="#ffffff" style:vertical-align="auto" style:writing-mode="lr-tb"/>
    </style:style>
    <style:style style:name="P4" style:family="paragraph" style:parent-style-name="Standard">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AGaramondPro-Regular-Identity-H" fo:font-size="10pt" fo:language="pt" fo:country="BR" fo:font-weight="normal" style:font-name-asian="Times New Roman" style:font-size-asian="10pt" style:language-asian="pt" style:country-asian="BR" style:font-weight-asian="normal" style:font-name-complex="Times New Roman" style:font-size-complex="10pt" style:language-complex="ar" style:country-complex="SA" style:font-weight-complex="bold"/>
    </style:style>
    <style:style style:name="P5" style:family="paragraph" style:parent-style-name="Standard">
      <loext:graphic-properties draw:fill="solid" draw:fill-color="#ffffff"/>
      <style:paragraph-properties fo:margin-left="0cm" fo:margin-right="0cm" fo:margin-top="0cm" fo:margin-bottom="0.282cm" loext:contextual-spacing="false" fo:line-height="107%" fo:text-align="start" style:justify-single-word="false" fo:orphans="2" fo:widows="2" fo:text-indent="0cm" style:auto-text-indent="false" fo:background-color="#ffffff" style:vertical-align="auto" style:writing-mode="lr-tb"/>
      <style:text-properties style:font-name="AGaramondPro-Regular-Identity-H" fo:font-size="10pt" fo:language="pt" fo:country="BR" fo:font-weight="normal" style:font-name-asian="Times New Roman" style:font-size-asian="10pt" style:language-asian="pt" style:country-asian="BR" style:font-weight-asian="normal" style:font-name-complex="Times New Roman" style:font-size-complex="10pt" style:language-complex="ar" style:country-complex="SA" style:font-weight-complex="bold"/>
    </style:style>
    <style:style style:name="P6" style:family="paragraph" style:parent-style-name="Standard">
      <loext:graphic-properties draw:fill="solid" draw:fill-color="#ffffff"/>
      <style:paragraph-properties fo:margin-left="0cm" fo:margin-right="0cm" fo:margin-top="0cm" fo:margin-bottom="0.282cm" loext:contextual-spacing="false" fo:line-height="107%" fo:text-align="start" style:justify-single-word="false" fo:orphans="2" fo:widows="2" fo:text-indent="0cm" style:auto-text-indent="false" fo:background-color="#ffffff" style:vertical-align="auto" style:writing-mode="lr-tb"/>
      <style:text-properties fo:language="pt" fo:country="BR" style:font-name-asian="Times New Roman" style:language-asian="pt" style:country-asian="BR" style:font-name-complex="Times New Roman" style:font-size-complex="10pt" style:language-complex="ar" style:country-complex="SA"/>
    </style:style>
    <style:style style:name="P7" style:family="paragraph" style:parent-style-name="Standard">
      <loext:graphic-properties draw:fill="solid" draw:fill-color="#ffffff"/>
      <style:paragraph-properties fo:margin-left="0cm" fo:margin-right="0cm" fo:margin-top="0cm" fo:margin-bottom="0.282cm" loext:contextual-spacing="false" fo:line-height="107%" fo:text-align="start" style:justify-single-word="false" fo:orphans="2" fo:widows="2" fo:text-indent="0cm" style:auto-text-indent="false" fo:background-color="#ffffff" fo:padding-left="0cm" fo:padding-right="0cm" fo:padding-top="0.035cm" fo:padding-bottom="0.035cm" fo:border-left="none" fo:border-right="none" fo:border-top="1.5pt solid #000001" fo:border-bottom="1.5pt solid #000001" style:vertical-align="auto" style:writing-mode="lr-tb"/>
    </style:style>
    <style:style style:name="P8" style:family="paragraph" style:parent-style-name="Standard">
      <loext:graphic-properties draw:fill="solid" draw:fill-color="#ffffff"/>
      <style:paragraph-properties fo:margin-left="0cm" fo:margin-right="0cm" fo:margin-top="0cm" fo:margin-bottom="0.282cm" loext:contextual-spacing="false" fo:line-height="107%" fo:text-align="start" style:justify-single-word="false" fo:orphans="2" fo:widows="2" fo:text-indent="0cm" style:auto-text-indent="false" fo:background-color="#ffffff" fo:padding-left="0cm" fo:padding-right="0cm" fo:padding-top="0cm" fo:padding-bottom="0.035cm" fo:border-left="none" fo:border-right="none" fo:border-top="none" fo:border-bottom="1.5pt solid #000001" style:vertical-align="auto" style:writing-mode="lr-tb"/>
    </style:style>
    <style:style style:name="P9" style:family="paragraph" style:parent-style-name="Standard">
      <loext:graphic-properties draw:fill="solid" draw:fill-color="#ffffff"/>
      <style:paragraph-properties fo:margin-left="0cm" fo:margin-right="0cm" fo:margin-top="0cm" fo:margin-bottom="0.282cm" loext:contextual-spacing="false" fo:line-height="107%" fo:text-align="start" style:justify-single-word="false" fo:orphans="2" fo:widows="2" fo:text-indent="0cm" style:auto-text-indent="false" fo:background-color="#ffffff" fo:padding-left="0cm" fo:padding-right="0cm" fo:padding-top="0cm" fo:padding-bottom="0.035cm" fo:border-left="none" fo:border-right="none" fo:border-top="none" fo:border-bottom="1.5pt solid #000001" style:vertical-align="auto" style:writing-mode="lr-tb"/>
      <style:text-properties style:font-name="AGaramondPro-Regular-Identity-H" fo:font-size="10pt" fo:language="pt" fo:country="BR" fo:font-weight="normal" style:font-name-asian="Times New Roman" style:font-size-asian="10pt" style:language-asian="pt" style:country-asian="BR" style:font-weight-asian="normal" style:font-name-complex="Times New Roman" style:font-size-complex="10pt" style:language-complex="ar" style:country-complex="SA" style:font-weight-complex="bold"/>
    </style:style>
    <style:style style:name="P10" style:family="paragraph" style:parent-style-name="Standard">
      <loext:graphic-properties draw:fill="solid" draw:fill-color="#ffffff"/>
      <style:paragraph-properties fo:margin-left="0cm" fo:margin-right="0cm" fo:margin-top="0cm" fo:margin-bottom="0.282cm" loext:contextual-spacing="false" fo:line-height="107%" fo:text-align="start" style:justify-single-word="false" fo:orphans="2" fo:widows="2" fo:text-indent="0cm" style:auto-text-indent="false" fo:background-color="#ffffff" fo:padding-left="0cm" fo:padding-right="0cm" fo:padding-top="0cm" fo:padding-bottom="0.035cm" fo:border-left="none" fo:border-right="none" fo:border-top="none" fo:border-bottom="1.5pt solid #000001" style:vertical-align="auto" style:writing-mode="lr-tb"/>
      <style:text-properties fo:language="pt" fo:country="BR" style:font-name-asian="Times New Roman" style:language-asian="pt" style:country-asian="BR" style:font-name-complex="AGaramondPro-Regular-Identity-H1" style:font-size-complex="10pt" style:language-complex="ar" style:country-complex="SA"/>
    </style:style>
    <style:style style:name="P11" style:family="paragraph" style:parent-style-name="Standard">
      <loext:graphic-properties draw:fill="solid" draw:fill-color="#ffffff"/>
      <style:paragraph-properties fo:margin-left="0cm" fo:margin-right="0cm" fo:margin-top="0cm" fo:margin-bottom="0.282cm" loext:contextual-spacing="false" fo:line-height="107%" fo:text-align="start" style:justify-single-word="false" fo:orphans="2" fo:widows="2" fo:text-indent="0cm" style:auto-text-indent="false" fo:background-color="#ffffff" fo:padding-left="0cm" fo:padding-right="0cm" fo:padding-top="0cm" fo:padding-bottom="0.035cm" fo:border-left="none" fo:border-right="none" fo:border-top="none" fo:border-bottom="1.5pt solid #000001" style:vertical-align="auto" style:writing-mode="lr-tb"/>
      <style:text-properties fo:language="pt" fo:country="BR" style:font-name-asian="Times New Roman" style:language-asian="pt" style:country-asian="BR" style:font-name-complex="Times New Roman" style:font-size-complex="10pt" style:language-complex="ar" style:country-complex="SA"/>
    </style:style>
    <style:style style:name="P12" style:family="paragraph" style:parent-style-name="Standard" style:master-page-name="Standard">
      <style:paragraph-properties fo:margin-left="0cm" fo:margin-right="0cm" fo:margin-top="0cm" fo:margin-bottom="0.282cm" loext:contextual-spacing="false" fo:line-height="107%" fo:text-align="start" style:justify-single-word="false" fo:orphans="2" fo:widows="2" fo:text-indent="0cm" style:auto-text-indent="false" style:page-number="auto" style:vertical-align="auto" style:writing-mode="lr-tb"/>
    </style:style>
    <style:style style:name="P13" style:family="paragraph" style:parent-style-name="Standard">
      <loext:graphic-properties draw:fill="solid" draw:fill-color="#ffffff"/>
      <style:paragraph-properties fo:margin-left="0cm" fo:margin-right="0cm" fo:margin-top="0cm" fo:margin-bottom="0cm" loext:contextual-spacing="false" fo:line-height="107%" fo:text-indent="0cm" style:auto-text-indent="false" fo:background-color="#ffffff" style:writing-mode="lr-tb"/>
      <style:text-properties style:font-name="AGaramondPro-Regular" fo:font-size="10pt" fo:font-weight="bold" style:font-size-asian="10pt" style:font-weight-asian="bold" style:font-name-complex="Times New Roman" style:font-size-complex="10pt"/>
    </style:style>
    <style:style style:name="T1" style:family="text">
      <style:text-properties fo:font-size="10pt" fo:language="pt" fo:country="BR" style:font-name-asian="Times New Roman" style:font-size-asian="10pt" style:language-asian="pt" style:country-asian="BR" style:font-name-complex="Gotham-Black1" style:font-size-complex="10pt" style:language-complex="ar" style:country-complex="SA" style:font-weight-complex="bold"/>
    </style:style>
    <style:style style:name="T2" style:family="text">
      <style:text-properties fo:language="pt" fo:country="BR"/>
    </style:style>
    <style:style style:name="T3" style:family="text">
      <style:text-properties fo:language="pt" fo:country="BR" style:font-name-asian="Times New Roman" style:language-asian="pt" style:country-asian="BR" style:font-name-complex="AGaramondPro-Regular-Identity-H1" style:font-size-complex="10pt" style:language-complex="ar" style:country-complex="SA"/>
    </style:style>
    <style:style style:name="T4" style:family="text">
      <style:text-properties fo:language="pt" fo:country="BR" style:font-name-asian="Times New Roman" style:language-asian="pt" style:country-asian="BR" style:font-name-complex="AGaramondPro-Regular1" style:font-size-complex="10pt" style:language-complex="ar" style:country-complex="SA"/>
    </style:style>
    <style:style style:name="T5" style:family="text">
      <style:text-properties fo:language="pt" fo:country="BR" style:font-name-asian="Times New Roman" style:language-asian="pt" style:country-asian="BR" style:font-name-complex="AGaramondPro-Bold1" style:font-size-complex="10pt" style:language-complex="ar" style:country-complex="SA" style:font-weight-complex="bold"/>
    </style:style>
    <style:style style:name="T6" style:family="text">
      <style:text-properties fo:language="pt" fo:country="BR" style:font-name-asian="Times New Roman" style:language-asian="pt" style:country-asian="BR" style:font-name-complex="Times New Roman" style:font-size-complex="10pt" style:language-complex="ar" style:country-complex="SA"/>
    </style:style>
    <style:style style:name="T7" style:family="text">
      <style:text-properties fo:language="pt" fo:country="BR" style:font-name-asian="Times New Roman" style:language-asian="pt" style:country-asian="BR" style:font-name-complex="Times New Roman" style:font-size-complex="10pt" style:language-complex="ar" style:country-complex="SA" style:font-weight-complex="bold"/>
    </style:style>
    <style:style style:name="T8" style:family="text">
      <style:text-properties fo:language="pt" fo:country="BR" style:font-name-asian="Times New Roman" style:language-asian="pt" style:country-asian="BR" style:font-name-complex="FateCoreGlyphs1" style:font-size-complex="10pt" style:language-complex="ar" style:country-complex="SA"/>
    </style:style>
    <style:style style:name="T9" style:family="text">
      <style:text-properties fo:language="pt" fo:country="BR" style:font-name-asian="Times New Roman" style:language-asian="pt" style:country-asian="BR" style:font-name-complex="Gotham-Black1" style:font-size-complex="13pt" style:language-complex="ar" style:country-complex="SA" style:font-weight-complex="bold"/>
    </style:style>
    <style:style style:name="T10" style:family="text">
      <style:text-properties fo:language="pt" fo:country="BR" fo:font-weight="normal" style:font-weight-asian="normal"/>
    </style:style>
    <style:style style:name="T11" style:family="text">
      <style:text-properties fo:language="pt" fo:country="BR" fo:font-weight="bold" style:font-name-asian="Times New Roman" style:language-asian="pt" style:country-asian="BR" style:font-weight-asian="bold" style:font-name-complex="AGaramondPro-Regular-Identity-H1" style:font-size-complex="10pt" style:language-complex="ar" style:country-complex="SA"/>
    </style:style>
    <style:style style:name="T12" style:family="text">
      <style:text-properties style:font-name="AGaramondPro-Regular-Identity-H" fo:font-size="10pt" fo:language="pt" fo:country="BR" style:font-name-asian="Times New Roman" style:font-size-asian="10pt" style:language-asian="pt" style:country-asian="BR" style:font-name-complex="AGaramondPro-Regular-Identity-H1" style:font-size-complex="10pt" style:language-complex="ar" style:country-complex="SA" style:font-weight-complex="bold"/>
    </style:style>
    <style:style style:name="T13" style:family="text">
      <style:text-properties style:font-name="AGaramondPro-Regular-Identity-H" fo:font-size="10pt" fo:language="pt" fo:country="BR" style:font-name-asian="Times New Roman" style:font-size-asian="10pt" style:language-asian="pt" style:country-asian="BR" style:font-name-complex="Times New Roman" style:font-size-complex="10pt" style:language-complex="ar" style:country-complex="SA" style:font-weight-complex="bold"/>
    </style:style>
    <style:style style:name="T14" style:family="text">
      <style:text-properties style:font-name="AGaramondPro-Regular-Identity-H" fo:font-size="10pt" fo:language="pt" fo:country="BR" fo:font-weight="normal" style:font-name-asian="Times New Roman" style:font-size-asian="10pt" style:language-asian="pt" style:country-asian="BR" style:font-weight-asian="normal" style:font-name-complex="AGaramondPro-Regular-Identity-H1" style:font-size-complex="10pt" style:language-complex="ar" style:country-complex="SA" style:font-weight-complex="bold"/>
    </style:style>
    <style:style style:name="T15" style:family="text">
      <style:text-properties style:font-name="AGaramondPro-Regular-Identity-H" fo:language="pt" fo:country="BR" style:font-name-asian="Times New Roman" style:language-asian="pt" style:country-asian="BR" style:font-name-complex="AGaramondPro-Regular-Identity-H1" style:font-size-complex="10pt" style:language-complex="ar" style:country-complex="SA"/>
    </style:style>
    <style:style style:name="T16" style:family="text">
      <style:text-properties style:font-name="AGaramondPro-Regular-Identity-H" fo:language="pt" fo:country="BR" fo:font-weight="bold" style:font-name-asian="Times New Roman" style:language-asian="pt" style:country-asian="BR" style:font-weight-asian="bold" style:font-name-complex="AGaramondPro-Regular-Identity-H1" style:font-size-complex="10pt" style:language-complex="ar" style:country-complex="SA"/>
    </style:style>
    <style:style style:name="T17" style:family="text">
      <style:text-properties style:font-name="AGaramondPro-Regular-Identity-H" fo:font-size="11pt" fo:language="pt" fo:country="BR" fo:font-weight="normal" style:font-name-asian="Times New Roman" style:font-size-asian="11pt" style:language-asian="pt" style:country-asian="BR" style:font-weight-asian="normal" style:font-name-complex="AGaramondPro-Regular-Identity-H1" style:language-complex="ar" style:country-complex="SA" style:font-weight-complex="bold"/>
    </style:style>
    <style:style style:name="T18" style:family="text">
      <style:text-properties fo:font-weight="normal" style:font-weight-asian="normal"/>
    </style:style>
    <style:style style:name="T19" style:family="text">
      <style:text-properties fo:font-size="8pt" fo:language="pt" fo:country="BR" style:font-name-asian="Times New Roman" style:font-size-asian="8pt" style:language-asian="pt" style:country-asian="BR" style:font-name-complex="Gotham-Black1" style:font-size-complex="8pt" style:language-complex="ar" style:country-complex="SA" style:font-weight-complex="bold"/>
    </style:style>
    <style:style style:name="T20" style:family="text">
      <style:text-properties style:font-name="AGaramondPro-Regular" fo:font-size="10pt" fo:language="pt" fo:country="BR" style:font-name-asian="Times New Roman" style:font-size-asian="10pt" style:language-asian="pt" style:country-asian="BR" style:font-name-complex="AGaramondPro-Regular1" style:font-size-complex="10pt" style:language-complex="ar" style:country-complex="SA" style:font-weight-complex="bold"/>
    </style:style>
    <style:style style:name="T21" style:family="text">
      <style:text-properties style:font-name="AGaramondPro-Regular" fo:font-size="10pt" fo:language="pt" fo:country="BR" style:font-name-asian="Times New Roman" style:font-size-asian="10pt" style:language-asian="pt" style:country-asian="BR" style:font-name-complex="Times New Roman" style:font-size-complex="10pt" style:language-complex="ar" style:country-complex="SA" style:font-weight-complex="bold"/>
    </style:style>
    <style:style style:name="T22" style:family="text">
      <style:text-properties style:font-name="AGaramondPro-Regular" fo:language="pt" fo:country="BR" style:font-name-asian="Times New Roman" style:language-asian="pt" style:country-asian="BR" style:font-name-complex="AGaramondPro-Regular1" style:font-size-complex="10pt" style:language-complex="ar" style:country-complex="SA"/>
    </style:style>
    <style:style style:name="T23" style:family="text">
      <style:text-properties fo:font-size="13pt" fo:language="pt" fo:country="BR" fo:font-weight="bold" style:font-name-asian="Times New Roman" style:font-size-asian="13pt" style:language-asian="pt" style:country-asian="BR" style:font-weight-asian="bold" style:font-name-complex="AGaramondPro-Regular1" style:font-size-complex="10pt" style:language-complex="ar" style:country-complex="SA"/>
    </style:style>
    <style:style style:name="T24" style:family="text">
      <style:text-properties fo:color="#000000" style:font-name="AGaramondPro-Regular-Identity-H" fo:font-size="10pt" style:font-size-asian="10pt" style:font-name-complex="AGaramondPro-Regular-Identity-H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fontstyle01"><text:span text:style-name="T1">BEM-VINDO AO FATE!</text:span></text:span><text:line-break/><text:span text:style-name="fontstyle21"><text:span text:style-name="T3">Se você nunca jogou um jogo de interpretação antes, aqui está a ideia principal: você e um grupo de amigos se reúnem para contar uma história interativamente sobre um grupo de personagens que vocês criaram. Você dirá quais os desafios e obstáculos que esses personagens irão encarar, como eles reagirão, o que eles dizem e fazem e o que está acontecendo com eles. </text:span></text:span></text:p>
      <text:p text:style-name="P1"><text:span text:style-name="fontstyle21"><text:span text:style-name="T3">Mas não é apenas na conversa, às vezes você usará dados e as regras presentes neste livro para criar imprevistos na história e tornar as coisas mais </text:span></text:span><text:span text:style-name="fontstyle31"><text:span text:style-name="T4">excitantes.</text:span></text:span></text:p>
      <text:p text:style-name="P1"><text:span text:style-name="fontstyle31"><text:span text:style-name="T4">Fate não vem com um cenário </text:span></text:span><text:span text:style-name="fontstyle21"><text:span text:style-name="T3">padrão, mas funciona bem com qualquer ideia que inclua </text:span></text:span><text:span text:style-name="fontstyle41"><text:span text:style-name="T5">personagens proativos e capazes que vivem vidas dramáticas. </text:span></text:span><text:span text:style-name="fontstyle21"><text:span text:style-name="T3">No próximo capítulo mostramos diversas maneiras de trazer à tona essa característica para temperar seus jogos.</text:span></text:span><text:span text:style-name="fontstyle01"><text:span text:style-name="T1"> </text:span></text:span></text:p>
      <text:p text:style-name="P2"><text:span text:style-name="fontstyle01"><text:span text:style-name="T12">Novo em Fate</text:span></text:span></text:p>
      <text:p text:style-name="P2"><text:span text:style-name="fontstyle01"><text:span text:style-name="T12">Se você é um novo jogador, tudo o que realmente precisa saber está neste capítulo e na sua fecha de personagem – o Narrador lhe ajudará a desenvolver o resto. Você pode querer verificar a Planilha de Resumo para conﬂitos na página 269 apenas para dividir a responsabilidade com o Narrador, mas com apenas isso já será possível começar.</text:span></text:span></text:p>
      <text:p text:style-name="P2"><text:span text:style-name="fontstyle01"><text:span text:style-name="T12">Se você é um novo Narrador este capítulo é ponta do iceberg para você. Você deve ler e se familiarizar com o livro inteiro.</text:span></text:span></text:p>
      <text:p text:style-name="P4"><text:span text:style-name="fontstyle01"/></text:p>
      <text:p text:style-name="P2"><text:span text:style-name="fontstyle01"><text:span text:style-name="T12">Para veteranos</text:span></text:span></text:p>
      <text:p text:style-name="P2"><text:span text:style-name="fontstyle01"><text:span text:style-name="T12">Você talvez esteja lendo este livro por estar familiarizado com outros jogos que usam o Fate, como </text:span></text:span><text:span text:style-name="fontstyle21"><text:span text:style-name="T3">Espírito do Século </text:span></text:span><text:span text:style-name="fontstyle01"><text:span text:style-name="T12">ou </text:span></text:span><text:span text:style-name="fontstyle21"><text:span text:style-name="T3">The Dresden Files Roleplaying Game</text:span></text:span><text:span text:style-name="fontstyle01"><text:span text:style-name="T12">. Vários outros jogos do mercado como o </text:span></text:span><text:span text:style-name="fontstyle21"><text:span text:style-name="T3">Bulldogs! </text:span></text:span><text:span text:style-name="fontstyle01"><text:span text:style-name="T12">da Galileo Games ou </text:span></text:span><text:span text:style-name="fontstyle21"><text:span text:style-name="T3">Legends of Aglerre</text:span></text:span><text:span text:style-name="fontstyle01"><text:span text:style-name="T12">, da Cubicle Seven’s, também usam Fate. </text:span></text:span></text:p>
      <text:p text:style-name="P2"><text:span text:style-name="fontstyle01"><text:span text:style-name="T12">Esta é uma nova versão do Fate que desenvolvemos para atualizar e simplificar o sistema. Você reconhecerá algumas coisas presentes aqui, mas alteramos algumas regras e algumas terminologias. Você encontrará um guia com todas as mudanças que fizemos, próxima ao final do livro.</text:span></text:span></text:p>
      <text:p text:style-name="P5"><text:span text:style-name="fontstyle01"/></text:p>
      <text:p text:style-name="P3"><text:span text:style-name="fontstyle01"><text:span text:style-name="T1">O QUE VOCÊ PRECISA PARA JOGAR</text:span></text:span><text:line-break/><text:span text:style-name="fontstyle21"><text:span text:style-name="T3">Jogar uma partida de Fate é bem simples. Você precisa:</text:span></text:span><text:line-break/><text:span text:style-name="fontstyle31"><text:span text:style-name="T6">•</text:span></text:span><text:span text:style-name="fontstyle31"><text:span text:style-name="T4"> </text:span></text:span><text:span text:style-name="fontstyle41"><text:span text:style-name="T5">De três a cinco pessoas</text:span></text:span><text:span text:style-name="fontstyle21"><text:span text:style-name="T3">. Uma delas será o Narrador do Jogo (ou apenas Narrador) e o restante serão os </text:span></text:span><text:span text:style-name="fontstyle41"><text:span text:style-name="T5">jogadores</text:span></text:span><text:span text:style-name="fontstyle21"><text:span text:style-name="T3">. Explicaremos esses termos logo à frente.</text:span></text:span><text:line-break/><text:span text:style-name="fontstyle21"><text:span text:style-name="T6">•</text:span></text:span><text:span text:style-name="fontstyle21"><text:span text:style-name="T3"> </text:span></text:span><text:span text:style-name="fontstyle51"><text:span text:style-name="T4">Uma </text:span></text:span><text:span text:style-name="fontstyle41"><text:span text:style-name="T5">ficha de personagem </text:span></text:span><text:span text:style-name="fontstyle21"><text:span text:style-name="T3">por jogador e algumas folhas de papel em branco para anotações. Falaremos sobre o que é a ficha de personagem logo abaixo (Narradores, quaisquer personagens importantes que você interprete também podem ter uma ficha).</text:span></text:span><text:line-break/><text:span text:style-name="fontstyle31"><text:span text:style-name="T6">•</text:span></text:span><text:span text:style-name="fontstyle31"><text:span text:style-name="T4"> </text:span></text:span><text:span text:style-name="fontstyle41"><text:span text:style-name="T5">Dados Fate</text:span></text:span><text:span text:style-name="fontstyle21"><text:span text:style-name="T3">, ao menos quatro, mas preferencialmente quatro por participante. Dados Fate (ou Fudge) são de um tipo especial de dado de seis lados que são marcados em dois lados com o símbolo de adição (</text:span></text:span><text:span text:style-name="fontstyle61"><text:span text:style-name="T8">+</text:span></text:span><text:span text:style-name="fontstyle21"><text:span text:style-name="T3">), em dois lados com o símbolo de subtração (</text:span></text:span><text:span text:style-name="fontstyle61"><text:span text:style-name="T6">-</text:span></text:span><text:span text:style-name="fontstyle21"><text:span text:style-name="T3">), e dois lados em branco (</text:span></text:span><text:span text:style-name="fontstyle61"><text:span text:style-name="T6">0</text:span></text:span><text:span text:style-name="fontstyle21"><text:span text:style-name="T3">). Você pode conseguir esses dados em lojas especializadas.</text:span></text:span><text:line-break/><text:span text:style-name="fontstyle21"><text:span text:style-name="T6">•</text:span></text:span><text:span text:style-name="fontstyle21"><text:span text:style-name="T3"> </text:span></text:span><text:span text:style-name="fontstyle51"><text:span text:style-name="T4">O </text:span></text:span><text:span text:style-name="fontstyle41"><text:span text:style-name="T5">Baralho Fate </text:span></text:span><text:span text:style-name="fontstyle21"><text:span text:style-name="T3">é uma alternativa aos dados Fate. Ele consiste em um conjunto de cartas que simulam as jogadas dos dados e foi desenvolvido para funcionar de forma semelhante aos dados.</text:span></text:span><text:line-break/><text:span text:style-name="fontstyle21"><text:span text:style-name="T6">•</text:span></text:span><text:span text:style-name="fontstyle21"><text:span text:style-name="T3"> Marcadores para representar os </text:span></text:span><text:span text:style-name="fontstyle41"><text:span text:style-name="T5">pontos de destino</text:span></text:span><text:span text:style-name="fontstyle21"><text:span text:style-name="T3">. Fichas de pôquer, contas de vidro ou qualquer coisa similar funciona. Serão necessários ao menos trinta ou mais desses só para garantir que terá o bastante para qualquer jogo. Você pode usar riscos feitos com lápis em sua ficha de personagem em vez de marcadores, mas marcadores físicos são mais divertidos.</text:span></text:span><text:line-break/><text:soft-page-break/><text:span text:style-name="fontstyle21"><text:span text:style-name="T6">•</text:span></text:span><text:span text:style-name="fontstyle21"><text:span text:style-name="T3"> Fichas pautadas ou cartões em branco para aspectos. São opcionais, mas bastante úteis para marcar </text:span></text:span><text:span text:style-name="fontstyle41"><text:span text:style-name="T5">aspectos </text:span></text:span><text:span text:style-name="fontstyle21"><text:span text:style-name="T3">durante o jogo. Falaremos sobre os aspectos em breve</text:span></text:span><text:span text:style-name="fontstyle21"><text:span text:style-name="T6">.</text:span></text:span></text:p>
      <text:p text:style-name="P2"><text:span text:style-name="fontstyle01"><text:span text:style-name="T12">Se você não deseja usar os dados Fudge, ou não possui – qualquer conjunto de dados normais de seis lados pode substituí-los. Se for usar dados normais, leia 5 e 6 como </text:span></text:span><text:span text:style-name="fontstyle21"><text:span text:style-name="T3">+</text:span></text:span><text:span text:style-name="fontstyle31"><text:span text:style-name="T15">, 1 e 2 como </text:span></text:span><text:span text:style-name="fontstyle21"><text:span text:style-name="T3">- </text:span></text:span><text:span text:style-name="fontstyle01"><text:span text:style-name="T12">e 3 e 4 como </text:span></text:span><text:span text:style-name="fontstyle21"><text:span text:style-name="T6">0</text:span></text:span><text:span text:style-name="fontstyle01"><text:span text:style-name="T13">.</text:span></text:span></text:p>
      <text:p text:style-name="P5"><text:span text:style-name="fontstyle01"/></text:p>
      <text:p text:style-name="P3"><text:span text:style-name="fontstyle01"><text:span text:style-name="T9">JOGADORES E NARRADOR DO JOGO</text:span></text:span><text:line-break/><text:span text:style-name="fontstyle21"><text:span text:style-name="T3">Em uma partida de Fate, você pode ser um </text:span></text:span><text:span text:style-name="fontstyle31"><text:span text:style-name="T4">Jogador </text:span></text:span><text:span text:style-name="fontstyle41"><text:span text:style-name="T5">ou </text:span></text:span><text:span text:style-name="fontstyle31"><text:span text:style-name="T4">Narrador do</text:span></text:span><text:line-break/><text:span text:style-name="fontstyle31"><text:span text:style-name="T4">Jogo</text:span></text:span><text:span text:style-name="fontstyle41"><text:span text:style-name="T7">.</text:span></text:span></text:p>
      <text:p text:style-name="P3"><text:span text:style-name="fontstyle21"><text:span text:style-name="T3">Se você for um jogador, a primeira coisa a fazer é assumir a responsabilidade de interpretar um dos protagonistas do jogo, os quais chamamos de </text:span></text:span><text:span text:style-name="fontstyle31"><text:span text:style-name="T4">personagens do jogador </text:span></text:span><text:span text:style-name="fontstyle21"><text:span text:style-name="T3">(ou PJ, para abreviar). Você toma decisões por seu personagem e descreve para todos na mesa o que ele diz e faz. Você também será o responsável pela parte mecânica de seu personagem – rolando os dados quando apropriado, escolhendo quais habilidades usar em determinada situação e gastando os pontos de destino.</text:span></text:span></text:p>
      <text:p text:style-name="P3"><text:span text:style-name="fontstyle21"><text:span text:style-name="T3">Se você é o Narrador do Jogo seu trabalho é assumir a responsabilidade do mundo do qual os PJs fazem parte. O Narrador toma decisões e lança os dados por todos os personagens no mundo de jogo que não possuírem um jogador para interpretar – nós os chamamos de </text:span></text:span><text:span text:style-name="fontstyle31"><text:span text:style-name="T4">personagens do narrador </text:span></text:span><text:span text:style-name="fontstyle21"><text:span text:style-name="T3">(ou PdN). Você descreve os ambientes e lugares onde os PJs irão durante o jogo e cria os cenários e situações com os quais eles interagem. Você também atuará como juiz de regras, determinando as consequências das decisões dos PJs e seu impacto sobre a história e o enredo.</text:span></text:span></text:p>
      <text:p text:style-name="P3"><text:span text:style-name="fontstyle21"><text:span text:style-name="T3">Tanto os jogadores quanto o narrador do jogo possuem uma responsabilidade secundária: </text:span></text:span><text:span text:style-name="fontstyle31"><text:span text:style-name="T4">colaborar com a diversão de todos</text:span></text:span><text:span text:style-name="fontstyle21"><text:span text:style-name="T3">. Fate funciona melhor como um esforço colaborativo, onde todos compartilham ideias e buscam por oportunidades de tornar esses momentos os mais divertidos possível.</text:span></text:span></text:p>
      <text:p text:style-name="P3"><text:span text:style-name="fontstyle01"><text:span text:style-name="T9">A FICHA DE PERSONAGEM</text:span></text:span><text:line-break/><text:span text:style-name="fontstyle21"><text:span text:style-name="T3">Jogadores, sua ficha de personagem contém tudo que você precisa saber sobre seu PJ – habilidades, personalidade, pontos importantes sobre sua história e outros recursos que os personagens usarão em jogo. Aqui há um exemplo de uma ficha de personagem para que possa anotar todos os componentes.</text:span></text:span></text:p>
      <text:p text:style-name="P3"><text:span text:style-name="fontstyle01"><text:span text:style-name="T9">Aspectos </text:span></text:span><text:span text:style-name="fontstyle01"><text:span text:style-name="T19">(p. 49)</text:span></text:span><text:line-break/><text:span text:style-name="fontstyle21"><text:span text:style-name="T3">Aspectos são frases que descrevem algum detalhe signifcante sobre um personagem. Eles são o</text:span></text:span><text:line-break/><text:span text:style-name="fontstyle21"><text:span text:style-name="T3">que defnem </text:span></text:span><text:span text:style-name="fontstyle31"><text:span text:style-name="T4">porque o seu personagem é importante</text:span></text:span><text:span text:style-name="fontstyle21"><text:span text:style-name="T3">, porque estamos interessados em ver o seu personagem no jogo. Aspectos podem cobrir uma grande variedade de elementos, como personalidade ou traços descritivos, crenças, relacionamentos, problemas ou qualquer outra coisa que nos ajude a identificar o personagem como pessoa, e não apenas um conjunto de atributos.</text:span></text:span></text:p>
      <text:p text:style-name="P3"><text:span text:style-name="fontstyle21"><text:span text:style-name="T3">Aspectos entram em jogo através do gasto de pontos. Quando o seu aspecto beneficiá-lo, você pode gastar pontos de destino para </text:span></text:span><text:span text:style-name="fontstyle41"><text:span text:style-name="T5">invocar </text:span></text:span><text:span text:style-name="fontstyle51"><text:span text:style-name="T4">aquele </text:span></text:span><text:span text:style-name="fontstyle21"><text:span text:style-name="T3">aspecto na forma de um bônus. Quando seus aspectos complicarem a vida de seu personagem, você pode ganhar um ponto de destino de volta – isso é chamado de </text:span></text:span><text:span text:style-name="fontstyle41"><text:span text:style-name="T5">forçar</text:span></text:span><text:span text:style-name="fontstyle21"><text:span text:style-name="T3">. Veja a seção abaixo na página 14 para mais informações sobre isso.</text:span></text:span></text:p>
      <text:p text:style-name="P7"><text:span text:style-name="fontstyle01"><text:span text:style-name="T12">A personagem de Maira, Fräkeline, tem o aspecto </text:span></text:span><text:span text:style-name="fontstyle21"><text:span text:style-name="T3">Se É Valioso, Poderia Ser Meu </text:span></text:span><text:span text:style-name="fontstyle01"><text:span text:style-name="T12">em sua ficha, que descreve sua tendência de supervalorizar bens materiais e tomar decisões perigosas quando créditos e objetos valiosos estão envolvidos. Isso adiciona um elemento </text:span></text:span><text:soft-page-break/><text:span text:style-name="fontstyle01"><text:span text:style-name="T12">interessante e divertido à personagem, trazendo um punhado de problemas e trazendo personalidade ao jogo.</text:span></text:span></text:p>
      <text:p text:style-name="P3"><text:span text:style-name="fontstyle01"><text:span text:style-name="T17">Aspectos podem descrever coisas que são benéfcas ou prejudiciais – na verdade, os melhores aspectos fazem ambos. </text:span></text:span></text:p>
      <text:p text:style-name="P3"><text:span text:style-name="fontstyle01"><text:span text:style-name="T17">Além disso, não são só personagens que têm aspectos; o ambiente onde se encontram seus personagens também podem ter aspectos ligados a ele.</text:span></text:span></text:p>
      <text:p text:style-name="P3"><text:span text:style-name="fontstyle01"><text:span text:style-name="T9">Estresse </text:span></text:span><text:span text:style-name="fontstyle01"><text:span text:style-name="T19">(p. 151)</text:span></text:span><text:line-break/><text:span text:style-name="fontstyle21"><text:span text:style-name="T3">Estresse </text:span></text:span><text:span text:style-name="fontstyle31"><text:span text:style-name="T4">é uma das duas opções que você tem para evitar perder um conﬂitos – ele representa o cansaço temporário, atordoamento, ferimentos superficiais e </text:span></text:span><text:span text:style-name="fontstyle41"><text:span text:style-name="T5">coisas semelhantes. Há um certo número </text:span></text:span><text:span text:style-name="fontstyle31"><text:span text:style-name="T4">de níveis de estresse que você pode gastar para se manter na luta. Esses níveis são recuperados ao final do conﬂitos, desde que você tenha um momento para descansar e recuperar o fôlego</text:span></text:span><text:span text:style-name="fontstyle41"><text:span text:style-name="T7">.</text:span></text:span></text:p>
      <text:p text:style-name="P3"><text:span text:style-name="fontstyle01"><text:span text:style-name="T9">Extras </text:span></text:span><text:span text:style-name="fontstyle01"><text:span text:style-name="T19">(p. 247)</text:span></text:span><text:line-break/><text:span text:style-name="fontstyle21"><text:span text:style-name="T3">Extras </text:span></text:span><text:span text:style-name="fontstyle31"><text:span text:style-name="T4">são os poderes, ferramentas, veículos, organizações e locais para as quais seu grupo pode querer criar algumas regras (caso aspectos, perícias e façanhas não sejam o bastante).</text:span></text:span></text:p>
      <text:p text:style-name="P3"><text:span text:style-name="fontstyle01"><text:span text:style-name="T9">Recarga </text:span></text:span><text:span text:style-name="fontstyle01"><text:span text:style-name="T19">(p.73)</text:span></text:span><text:line-break/><text:span text:style-name="fontstyle21"><text:span text:style-name="T3">Recarga </text:span></text:span><text:span text:style-name="fontstyle31"><text:span text:style-name="T4">é o número de pontos de destino que você recebe no início de cada sessão. Seu total de pontos de destino sempre é restaurado a esse valor, a menos que você tenha terminado a </text:span></text:span><text:span text:style-name="fontstyle41"><text:span text:style-name="T5">sessão anterior com um valor maior.</text:span></text:span></text:p>
      <text:p text:style-name="P3"><text:span text:style-name="fontstyle01"><text:span text:style-name="T9">Perícias </text:span></text:span><text:span text:style-name="fontstyle01"><text:span text:style-name="T19">(p. 77)</text:span></text:span><text:line-break/><text:span text:style-name="fontstyle21"><text:span text:style-name="T3">Perícias </text:span></text:span><text:span text:style-name="fontstyle31"><text:span text:style-name="T4">são o que você usa durante o jogo para realizar ações complicadas ou interessantes com os dados. Cada personagem tem um número de perícias que representa suas capacidades básicas, incluindo coisas como percepção, poder físico, treinamento profissional, educação e outras habilidades.</text:span></text:span></text:p>
      <text:p text:style-name="P3"><text:span text:style-name="fontstyle31"><text:span text:style-name="T4">No início do jogo, o personagem possui perícias divididas por níveis, que vão de Regular (+1) a Ótimo (+4). Quanto mais alto melhor, mostrando que o personagem é capaz ou é mais fácil de ser bem-sucedido quando usa aquela perícia.</text:span></text:span></text:p>
      <text:p text:style-name="P3"><text:span text:style-name="fontstyle31"><text:span text:style-name="T4">Se por alguma razão for preciso realizar uma rolagem usando uma perícia que seu personagem não possui, sempre será possível rolar como nível Medíocre (+0). Há algumas exceções a isso, como perícias mágicas que a maioria das pessoas não dominam. Abordaremos as perícias detalhadamente em seu próprio capítulo.</text:span></text:span></text:p>
      <text:p text:style-name="P7"><text:span text:style-name="fontstyle01"><text:span text:style-name="T20">Bandu, O Oculto tem a perícia Conhecimentos em nível Ótimo (+4), o que o torna a pessoa certa para conhecer fatos obscuros e convenientes. Porém, ele não possui a perícia Furtividade, logo quando for necessário ser sorrateiro (e Amanda fará o possível para isso acontecer) ele terá que fazer uma rolagem de nível Medíocre (+0). Más notícias para ele</text:span></text:span><text:span text:style-name="fontstyle01"><text:span text:style-name="T21">.</text:span></text:span></text:p>
      <text:p text:style-name="P8"><text:span text:style-name="fontstyle01"><text:span text:style-name="T9">Façanhas </text:span></text:span><text:span text:style-name="fontstyle01"><text:span text:style-name="T19">(p. 78)</text:span></text:span><text:line-break/><text:span text:style-name="fontstyle21"><text:span text:style-name="T3">Façanhas </text:span></text:span><text:span text:style-name="fontstyle31"><text:span text:style-name="T4">são truques especiais que seu personagem sabe e que lhe permitem obter algum benefício extra de uma perícia ou alterar alguma regra do jogo para funcionar a seu favor. Façanhas são como movimentos especiais em um jogo eletrônico, permitindo que você realize algo único ou exótico comparado a outros personagens. Dois personagens podem ter o mesmo nível em uma perícia, mas suas façanhas podem fornecer benefícios bem variados.</text:span></text:span></text:p>
      <text:p text:style-name="P8"><text:soft-page-break/><text:span text:style-name="fontstyle01"><text:span text:style-name="T20">Esopo tem uma façanha chamada </text:span></text:span><text:span text:style-name="fontstyle21"><text:span text:style-name="T22">Um Trago Por Um Fato</text:span></text:span><text:span text:style-name="fontstyle01"><text:span text:style-name="T21">,</text:span></text:span><text:span text:style-name="fontstyle01"><text:span text:style-name="T20"> que lhe dá um bônus para conseguir informações com sua perícia Comunicação, contanto que esteja bebendo com seu alvo em um bar</text:span></text:span><text:span text:style-name="fontstyle01"><text:span text:style-name="T21">.</text:span></text:span></text:p>
      <text:p text:style-name="P3"><text:span text:style-name="fontstyle01"><text:span text:style-name="T9">Consequências </text:span></text:span><text:span text:style-name="fontstyle01"><text:span text:style-name="T19">(p. 153)</text:span></text:span><text:line-break/><text:span text:style-name="fontstyle21"><text:span text:style-name="T3">Consequências </text:span></text:span><text:span text:style-name="fontstyle31"><text:span text:style-name="T4">são a outra opção que você possui para se manter em um conﬂitos, mas elas têm um impacto mais duradouro. Todas as vezes que você adquire uma consequência, um novo aspecto descrevendo seus ferimentos é adicionado à sua ficha. Diferente do estresse, é preciso de tempo para se recuperar de uma consequência, o que deixa seu personagem vulnerável à complicações ou a outros que queiram tirar vantagem da sua nova fraqueza.</text:span></text:span></text:p>
      <text:p text:style-name="P2"><text:span text:style-name="fontstyle01"><text:span text:style-name="T12">Um ExEmPlO DE JOGO</text:span></text:span><text:line-break/><text:span text:style-name="fontstyle21"><text:span text:style-name="T3">Todos os exemplos de regras neste livro se referem ao mesmo cenário de campanha. O nome é Caroneiros de Asteroide, uma fcção espacial com um pequeno grupo de aventureiros com alguns problemas a resolver. Eles viajam pelo universo e entram em confusões a mando</text:span></text:span><text:line-break/><text:span text:style-name="fontstyle21"><text:span text:style-name="T3">dos vários senhores que os contrataram.</text:span></text:span></text:p>
      <text:p text:style-name="P2"><text:span text:style-name="fontstyle21"><text:span text:style-name="T3">Os participantes são Léo, Maira, Michel e Amanda. Amanda é a Narradora. Léo joga com um mercenário -lagosta chamado Esopo. Maira joga com a esperta, audaciosa e veloz ciborgue Fräkeline, que adora surrupiar</text:span></text:span><text:line-break/><text:span text:style-name="fontstyle21"><text:span text:style-name="T3">coisas valiosas. Michel interpreta Bandu, O Oculto, um mentalista criado por uma nave espacial.</text:span></text:span></text:p>
      <text:p text:style-name="P2"><text:span text:style-name="fontstyle21"><text:span text:style-name="T3">Veja a sessão </text:span></text:span><text:span text:style-name="fontstyle31"><text:span text:style-name="T4">Estruturando o Jogo </text:span></text:span><text:span text:style-name="fontstyle21"><text:span text:style-name="T3">para ver como este jogo foi criado. Nós incluímos as fchas dos personagens como exemplo de PJs no fnal deste livro.</text:span></text:span></text:p>
      <text:p text:style-name="P13"/>
      <text:p text:style-name="P3"><text:span text:style-name="fontstyle01"><text:span text:style-name="T9">REALIZANDO AçõES</text:span></text:span><text:line-break/><text:span text:style-name="fontstyle21"><text:span text:style-name="T3">Algumas das coisas que vocês, jogadores, podem fazer em uma partida de Fate, precisarão que os dados sejam rolados para checar se seu personagem é bem-sucedido </text:span></text:span><text:span text:style-name="fontstyle31"><text:span text:style-name="T4">ou não. </text:span></text:span><text:span text:style-name="fontstyle41"><text:span text:style-name="T5">Você sempre lançará os dados quando outro personagem se opuser a você ou quando houver um obstáculo significativo em seu caminho</text:span></text:span><text:span text:style-name="fontstyle21"><text:span text:style-name="T3">. Do contrário, apenas diga o que seu personagem está querendo fazer e </text:span></text:span><text:span text:style-name="fontstyle31"><text:span text:style-name="T4">assuma que aconteceu.</text:span></text:span></text:p>
      <text:p text:style-name="P3"><text:span text:style-name="fontstyle51"><text:span text:style-name="T23">Rolando os Dados</text:span></text:span><text:line-break/><text:span text:style-name="fontstyle21"><text:span text:style-name="T3">Quando você precisar rolar os</text:span></text:span><text:line-break/><text:span text:style-name="fontstyle21"><text:span text:style-name="T3">dados, pegue quatro dados Fate e</text:span></text:span><text:line-break/><text:span text:style-name="fontstyle21"><text:span text:style-name="T3">lance-os. Ao verifcar a rolagem,</text:span></text:span><text:line-break/><text:span text:style-name="fontstyle21"><text:span text:style-name="T3">leia cada </text:span></text:span><text:span text:style-name="fontstyle61"><text:span text:style-name="T8">+ </text:span></text:span><text:span text:style-name="fontstyle21"><text:span text:style-name="T3">como +1, cada </text:span></text:span><text:span text:style-name="fontstyle61"><text:span text:style-name="T6">0</text:span></text:span><text:line-break/><text:span text:style-name="fontstyle21"><text:span text:style-name="T3">como 0 e cada </text:span></text:span><text:span text:style-name="fontstyle61"><text:span text:style-name="T8">- </text:span></text:span><text:span text:style-name="fontstyle21"><text:span text:style-name="T3">como –1. Você conseguirá um resultado entre -4 e +4,</text:span></text:span><text:line-break/><text:span text:style-name="fontstyle21"><text:span text:style-name="T3">mas normalmente -2 e +2.</text:span></text:span></text:p>
      <text:p text:style-name="P3"><text:span text:style-name="fontstyle21"><text:span text:style-name="T3">Aqui alguns exemplos de totais de rolagem:</text:span></text:span></text:p>
      <text:p text:style-name="P3"><text:span text:style-name="fontstyle01"><text:span text:style-name="T14">Note, porém, que o resultado nos dados não é o seu total final. Se o seu personagem possui uma perícia que seja apropriada para a ação, você adiciona o nível dela à rolagem.</text:span></text:span></text:p>
      <text:p text:style-name="P3"><text:span text:style-name="fontstyle01"><text:span text:style-name="T14">Assim, sempre que lançar os dados, como saber o que significa o resultado?</text:span></text:span><text:line-break/><text:span text:style-name="fontstyle01"><text:span text:style-name="T14">Que bom que perguntou.</text:span></text:span></text:p>
      <text:p text:style-name="P3"><text:span text:style-name="fontstyle01"><text:span text:style-name="T9">A Escala</text:span></text:span><text:line-break/><text:span text:style-name="fontstyle21"><text:span text:style-name="T3">Em Fate, usamos a </text:span></text:span><text:span text:style-name="fontstyle31"><text:span text:style-name="T4">escala </text:span></text:span><text:span text:style-name="fontstyle21"><text:span text:style-name="T3">de adjetivos e números para classificar os resultados dos dados, perícias e o resultado de uma rolagem.</text:span></text:span></text:p>
      <text:p text:style-name="P3"><text:span text:style-name="fontstyle21"><text:span text:style-name="T3">Aqui está ela:</text:span></text:span></text:p>
      <text:p text:style-name="P3"><text:soft-page-break/><text:span text:style-name="fontstyle01"><text:span text:style-name="T9">+8 Lendário</text:span></text:span><text:line-break/><text:span text:style-name="fontstyle01"><text:span text:style-name="T9">+7 Épico</text:span></text:span><text:line-break/><text:span text:style-name="fontstyle01"><text:span text:style-name="T9">+6 Fantástico</text:span></text:span><text:line-break/><text:span text:style-name="fontstyle01"><text:span text:style-name="T9">+5 Excepcional</text:span></text:span><text:line-break/><text:span text:style-name="fontstyle01"><text:span text:style-name="T9">+4 Ótimo</text:span></text:span><text:line-break/><text:span text:style-name="fontstyle01"><text:span text:style-name="T9">+3 Bom</text:span></text:span><text:line-break/><text:span text:style-name="fontstyle01"><text:span text:style-name="T9">+2 Razoável</text:span></text:span><text:line-break/><text:span text:style-name="fontstyle01"><text:span text:style-name="T9">+1 Regular</text:span></text:span><text:line-break/><text:span text:style-name="fontstyle01"><text:span text:style-name="T9">+0 Medíocre</text:span></text:span><text:line-break/><text:span text:style-name="fontstyle01"><text:span text:style-name="T9">–1 Ruim</text:span></text:span><text:line-break/><text:span text:style-name="fontstyle01"><text:span text:style-name="T9">–2 Terrível</text:span></text:span><text:line-break/><text:span text:style-name="fontstyle21"><text:span text:style-name="T3">Não importa o lado da escala que será utilizada – algumas pessoas lembram-se das palavras mais facilmente, outras preferem números e ainda alguns gostam de ambos. Então é possível dizer, “Consegui um resultado ótimo” ou “consegui um +4”, o que significa a mesma coisa. O que importa é você ter certeza de que todos entenderam qual foi o resultado.</text:span></text:span></text:p>
      <text:p text:style-name="P3"><text:span text:style-name="fontstyle21"><text:span text:style-name="T3">Os resultados podem ir acima ou abaixo da tabela apresentada. Encorajamos você a criar seus próprios termos para os resultados acima e abaixo da escala, como “Ridiculamente Incrível!” e “Ferrou!”.</text:span></text:span></text:p>
      <text:p text:style-name="P3"><text:span text:style-name="fontstyle01"><text:span text:style-name="T9">Interpretando Resultados</text:span></text:span><text:line-break/><text:span text:style-name="fontstyle21"><text:span text:style-name="T3">Ao rolar os dados, seu objetivo é conseguir o resultado mais alto que puder ou, ao menos, maior que o de seu oponente. A oposição virá de duas formas: </text:span></text:span><text:span text:style-name="fontstyle31"><text:span text:style-name="T4">oposição ativa</text:span></text:span><text:span text:style-name="fontstyle21"><text:span text:style-name="T3">, de alguém que está indo contra você ou </text:span></text:span><text:span text:style-name="fontstyle31"><text:span text:style-name="T4">oposição passiva </text:span></text:span><text:span text:style-name="fontstyle21"><text:span text:style-name="T3">de um obstáculo com um valor fixo na escala para que você o supere (Narradores podem decidir que seus PdNs possuem um valor de oposição passiva quando você não quiser rolar os dados por eles).</text:span></text:span></text:p>
      <text:p text:style-name="P3"><text:span text:style-name="fontstyle21"><text:span text:style-name="T3">De forma geral, se você superar a oposição de acordo com a escala, você terá sucesso em sua ação. Um empate cria algum resultado interessante, mas não exatamente o que seu personagem desejava. Se vencer por uma </text:span></text:span><text:span text:style-name="fontstyle01"><text:span text:style-name="T14">grande diferença, algo a mais acontece (como um golpe mais efetivo em um combate).</text:span></text:span></text:p>
      <text:p text:style-name="P3"><text:span text:style-name="fontstyle01"><text:span text:style-name="T14">Se a oposição não for superada, então você não terá sucesso em sua ação, obterá um sucesso parcial ou algo pior acontecerá para complicar a situação. Como antes, algumas ações possuem resultados especiais quando você falha em uma rolagem. </text:span></text:span></text:p>
      <text:p text:style-name="P8"><text:span text:style-name="fontstyle01"><text:span text:style-name="T14">Ao superar uma oposição, a diferença entre seu resultado final e sua oposição é o que chamamos de tensão. Quando o resultado de sua rolagem for igual à oposição, você teve zero de </text:span></text:span><text:span text:style-name="fontstyle21"><text:span text:style-name="T11">tensão</text:span></text:span><text:span text:style-name="fontstyle31"><text:span text:style-name="T16">. Se alcançou um a mais que a </text:span></text:span><text:span text:style-name="fontstyle01"><text:span text:style-name="T14">oposição, então você teve uma tensão. Se a diferença for dois, então são duas tensões. Mais à frente neste livro falaremos sobre os diferentes resultados quando conseguir tensões em uma rolagem, e como isso o beneficia.</text:span></text:span></text:p>
      <text:p text:style-name="P9"><text:span text:style-name="fontstyle01"/></text:p>
      <text:p text:style-name="P3"><text:span text:style-name="fontstyle01"><text:span text:style-name="T12">Esopo se depara com uma armadilha eletrônica mortal, ativada acidentalmente durante uma exploração “de rotina” no Mortuário de Da'oth. Dezenas de lasers começam a se mover pelas paredes de um corredor e ele precisa passar por eles para chegar ao outro lado.</text:span></text:span></text:p>
      <text:p text:style-name="P3"><text:span text:style-name="fontstyle01"><text:span text:style-name="T12">Amanda, a narradora da sessão, diz “Essa é uma oposição passiva, pois é um obstáculo no seu caminho. Ela está se opondo com uma dificuldade Ótima (+4). Os seguidores de Da'oth realmente não queriam que ninguém roubasse o túmulo.”</text:span></text:span></text:p>
      <text:p text:style-name="P3"><text:soft-page-break/><text:span text:style-name="fontstyle01"><text:span text:style-name="T12">Léo coça a cabeça, dizendo: “Com meu Atletismo Bom (+3), vou tentar pular e rolar entre os lasers pra chegar do outro lado.”</text:span></text:span></text:p>
      <text:p text:style-name="P3"><text:span text:style-name="fontstyle01"><text:span text:style-name="T12">Ele pega os dados e os rola, conseguindo </text:span></text:span><text:span text:style-name="fontstyle21"><text:span text:style-name="T3">-+++</text:span></text:span><text:span text:style-name="fontstyle01"><text:span text:style-name="T12">, um resultado total de +2. Isso eleva seu resultado de Razoável (+2) para Excepcional (+5), o que é o bastante para superar a oposição e conseguir uma tensão.</text:span></text:span></text:p>
      <text:p text:style-name="P3"><text:span text:style-name="fontstyle01"><text:span text:style-name="T12">Amanda diz: “Com alguns saltos e acrobacias, você consegue chegar ao outro lado com pouco mais do que um arranhão. O sistema continua funcionando, o que significa que você vai ter que lidar com ele mais tarde para poder sair.”</text:span></text:span></text:p>
      <text:p text:style-name="P8"><text:span text:style-name="fontstyle01"><text:span text:style-name="T12">Léo responde, “apenas uma quarta-feira como outra qualquer", e Esopo continua sua jornada pela catacumba.</text:span></text:span></text:p>
      <text:p text:style-name="P3"><text:span text:style-name="fontstyle01"><text:span text:style-name="T9">PONTOS DE DESTINO</text:span></text:span><text:line-break/><text:span text:style-name="fontstyle21"><text:span text:style-name="T3">Você usa marcadores para representar quantos pontos de destino possui durante o jogo. Pontos de destino são um dos recursos mais importantes em Fate – são a medida de quão inerente é possível ser na história de seu personagem.</text:span></text:span></text:p>
      <text:p text:style-name="P3"><text:span text:style-name="fontstyle21"><text:span text:style-name="T3">É possível gastar pontos de destino e </text:span></text:span><text:span text:style-name="fontstyle31"><text:span text:style-name="T4">invocar </text:span></text:span><text:span text:style-name="fontstyle21"><text:span text:style-name="T3">um aspecto, acrescentar um detalhe à história ou ativar certas manobras. Você ganha pontos de destino ao aceitar que um dos seus aspectos seja </text:span></text:span><text:span text:style-name="fontstyle31"><text:span text:style-name="T4">forçado</text:span></text:span><text:span text:style-name="fontstyle41"><text:span text:style-name="T7">.</text:span></text:span></text:p>
      <text:p text:style-name="P3"><text:span text:style-name="fontstyle21"><text:span text:style-name="T3">Um aviso: não use marcadores comestíveis, especialmente se a comida ainda não chegou.</text:span></text:span></text:p>
      <text:p text:style-name="P3"><text:span text:style-name="fontstyle01"><text:span text:style-name="T9">Invocar Um Aspecto</text:span></text:span><text:line-break/><text:span text:style-name="fontstyle21"><text:span text:style-name="T3">Sempre que for realizar um teste de perícia e estiver em uma situação onde um aspecto pode ser aplicado para lhe ajudar, é permitido gastar pontos de destino para invocá-lo a seu favor, podendo alterar o resultado dos dados. </text:span></text:span><text:span text:style-name="fontstyle31"><text:span text:style-name="T4">Isso lhe permitirá rolar os dados novamente ou adicionar +2 ao resultado da rolagem, o que for melhor </text:span></text:span><text:span text:style-name="fontstyle21"><text:span text:style-name="T3">(normalmente +2 é uma boa escolha se você rolou -2 ou mais, mas às vezes você pode querer arriscar rolar novamente para tentar conseguir +4). Isso é feito após rolar os dados se o resultado final não for satisfatório.</text:span></text:span></text:p>
      <text:p text:style-name="P3"><text:span text:style-name="fontstyle31"><text:span text:style-name="T4">Você também precisa explicar ou justificar como o aspecto lhe ajuda a melhorar o resultado para receber o bônus – </text:span></text:span><text:span text:style-name="fontstyle21"><text:span text:style-name="T3">às vezes será bem claro, mas em alguns momentos um pouco de criatividade narrativa pode ser necessária.</text:span></text:span></text:p>
      <text:p text:style-name="P8"><text:span text:style-name="fontstyle21"><text:span text:style-name="T3">Você pode gastar mais de um ponto de destino por rolagem, ganhando novamente uma nova rolagem ou outro +2, contanto que tenha pontos para invocar os diferentes aspectos.</text:span></text:span></text:p>
      <text:p text:style-name="P10"><text:span text:style-name="fontstyle21"/></text:p>
      <text:p text:style-name="P3"><text:span text:style-name="fontstyle01"><text:span text:style-name="T12">Fräkeline está numa rede paralela de comércio, tentando fazer com que um negociador de itens valiosos descreva seus protocolos de segurança contra hackers. Ela se passa por uma nobre de um planeta rico. O comerciante tem uma oposição passiva de +3 (Bom), e a perícia Enganar de Fräk é Razoável (+2).</text:span></text:span></text:p>
      <text:p text:style-name="P3"><text:span text:style-name="fontstyle01"><text:span text:style-name="T12">Maira lança os dados e obtém um 0. Isso a deixa com um resultado Bom, o que não é suficiente para conseguir a informação.</text:span></text:span></text:p>
      <text:p text:style-name="P3"><text:span text:style-name="fontstyle01"><text:span text:style-name="T12">Ela olha na ficha de personagem, e diz para Amanda: “Sabe, Se É Valioso, Poderia Ser Meu... e eu sei o que é realmente valioso nessa galáxia e o que não é. Vou tentar impressionar ele falando bem dos itens raros e valiosos que ele tem na coleção”.</text:span></text:span></text:p>
      <text:p text:style-name="P8"><text:span text:style-name="fontstyle01"><text:span text:style-name="T12">Amanda gosta e concorda com a ideia. Maira entrega um ponto de destino para invocar o aspecto e escolhe adicionar +2 ao seu lance de dados. Isso eleva seu resultado para Ótimo </text:span></text:span><text:soft-page-break/><text:span text:style-name="fontstyle01"><text:span text:style-name="T12">(+4), o que excede a oposição. O comerciante, devidamente impressionado, começa a se gabar de sua segurança, e Fräkeline presta atenção em todos os detalhes.</text:span></text:span></text:p>
      <text:p text:style-name="P3"><text:span text:style-name="fontstyle01"><text:span text:style-name="T9">Acrescentar um Detalhe à História</text:span></text:span><text:line-break/><text:span text:style-name="fontstyle21"><text:span text:style-name="T3">Às vezes você quer adicionar um detalhe que funcione melhor para seu personagem, mas não vê uma forma certa para representar isso com os aspectos. Por exemplo, você pode usar isso para narrar uma coincidência</text:span></text:span><text:line-break/><text:span text:style-name="fontstyle21"><text:span text:style-name="T3">conveniente, como ter os objetos necessários para uma determinada tarefa (“claro que eu trouxe isso comigo!”), aparecendo em um momento dramático apropriado, ou sugerindo que você e o PdN que conheceu casualmente possuem coisas em comum.</text:span></text:span></text:p>
      <text:p text:style-name="P8"><text:span text:style-name="fontstyle21"><text:span text:style-name="T3">É preciso justificar os detalhes da história criando relações entre eles seus aspectos. Narradores, vocês têm o direito de vetar qualquer sugestão que pareça fora de contexto ou sugerir aos jogadores que revejam o conceito, especialmente se o resto do grupo não concordar com a ideia.</text:span></text:span></text:p>
      <text:p text:style-name="P3"><text:span text:style-name="fontstyle01"><text:span text:style-name="T12">Bandu, O Oculto e seus companheiros estão sendo perseguidos por um grupo de policiais na Cidade Flutuante de Sa'ha'vash. Os jogadores declaram que montarão em uma das motos voadoras para tentar escapar.</text:span></text:span></text:p>
      <text:p text:style-name="P3"><text:span text:style-name="fontstyle01"><text:span text:style-name="T12">Michel olha para a ficha e diz “Ei, eu tenho o aspecto Funciono</text:span></text:span><text:span text:style-name="T24"> </text:span><text:span text:style-name="fontstyle01"><text:span text:style-name="T12">Sob Pressão. Posso dizer que, como estamos acuados, eu consigo apontar o melhor caminho para escapar?”</text:span></text:span></text:p>
      <text:p text:style-name="P3"><text:span text:style-name="fontstyle01"><text:span text:style-name="T12">Amanda acha uma boa ideia. Michel entrega o ponto de destino e descreve Bandu gritando comandos no ouvido de Fräk, conforme eles voam pela cidade com tiros por todo lado.</text:span></text:span></text:p>
      <text:p text:style-name="P8"><text:span text:style-name="fontstyle01"><text:span text:style-name="T12">Michel faz com que Bandu se vire e diga: “Eu sempre sei as</text:span></text:span><text:line-break/><text:span text:style-name="fontstyle01"><text:span text:style-name="T12">melhores rotas. Minha mãe era uma nave.”</text:span></text:span></text:p>
      <text:p text:style-name="P6"><text:span text:style-name="fontstyle21"/></text:p>
      <text:p text:style-name="P3"><text:span text:style-name="fontstyle01"><text:span text:style-name="T9">Forçar</text:span></text:span><text:line-break/><text:span text:style-name="fontstyle11"><text:span text:style-name="T3">Ás vezes (na verdade, com frequência) você se encontrará em uma situação na qual um aspecto pode <text:s/>complicar a vida de seu personagem e criar um drama inesperado. Quando isso acontecer o Narrador irá sugerir uma complicação que pode surgir. Isso é o que chamamos de </text:span></text:span><text:span text:style-name="fontstyle31"><text:span text:style-name="T4">forçar</text:span></text:span><text:span text:style-name="fontstyle41"><text:span text:style-name="T7">.</text:span></text:span></text:p>
      <text:p text:style-name="P3"><text:span text:style-name="fontstyle11"><text:span text:style-name="T3">Em certos momentos forçar significa que seu personagem falha automaticamente em algum objetivo ou suas escolhas são restritas ou simplesmente que as consequências são inevitáveis. Você pode negociar os detalhes para criar algo que seja mais apropriado e dramático naquele momento.</text:span></text:span></text:p>
      <text:p text:style-name="P3"><text:span text:style-name="fontstyle11"><text:span text:style-name="T3">Assim que a complicação for aceita, você recebe um ponto de destino em compensação. Se desejar, poderá pagar um ponto de destino para evitar a complicação, mas não recomendamos que os jogadores façam isso sempre – você provavelmente precisará desse ponto mais à frente, fora que aceitar complicações trará drama (e, consequentemente, diversão) à sua história.</text:span></text:span></text:p>
      <text:p text:style-name="P3"><text:span text:style-name="fontstyle11"><text:span text:style-name="T3">Jogadores podem pedir para forçar um aspecto quando quiserem uma complicação em uma decisão que acabaram de fazer, desde que tenha alguma relação com seus aspectos. Narradores, vocês podem chamar uma dificuldade quando fizerem o mundo responder aos personagens com uma complicação ou alguma outra forma dramática.</text:span></text:span></text:p>
      <text:p text:style-name="P8"><text:span text:style-name="fontstyle11"><text:span text:style-name="T3">Todos à mesa são livres para sugerir momentos apropriados para forçar u aspecto sobre qualquer personagem (inclusive seus próprios). Narradores, vocês possuem a palavra final no que é ou não um forçamento válido. Manifeste-se se perceber que um forçamento aconteceu naturalmente como resultado de uma jogada sem ter ocorrido a premiação de pontos de destino.</text:span></text:span></text:p>
      <text:p text:style-name="P11"><text:span text:style-name="fontstyle11"/></text:p>
      <text:p text:style-name="P3"><text:soft-page-break/><text:span text:style-name="fontstyle01"><text:span text:style-name="T12">Esopo tem o aspecto </text:span></text:span><text:span text:style-name="fontstyle21"><text:span text:style-name="T3">Não Entendo Absolutamente Nada </text:span></text:span><text:span text:style-name="fontstyle01"><text:span text:style-name="T12">e está participando de um baile na Estação Espacial Charon Prime, com os amigos, a convite de um conhecido na nobreza.</text:span></text:span></text:p>
      <text:p text:style-name="P3"><text:span text:style-name="fontstyle01"><text:span text:style-name="T12">Amanda diz aos jogadores, “Conforme vocês observam as comidas e bebidas estranhas por todo lado, uma donzela se aproxima.” Ela se vira para Esopo e pergunta sobre o motivo de estarem ali.</text:span></text:span></text:p>
      <text:p text:style-name="P3"><text:span text:style-name="fontstyle01"><text:span text:style-name="T12">Léo diz, “Hã... bem, vou falar que eu sou um convidado, e tentar descobrir porque ela quer saber sobre mim”.</text:span></text:span></text:p>
      <text:p text:style-name="P3"><text:span text:style-name="fontstyle01"><text:span text:style-name="T12">Amanda segura um ponto de destino e diz “Será que algo pode dar errado, já que Esopo não entende as coisas como uma pessoa normal?”</text:span></text:span></text:p>
      <text:p text:style-name="P3"><text:span text:style-name="fontstyle01"><text:span text:style-name="T12">Léo ri e responde. “Sim, com certeza Esopo vai começar a comer algo nojento na frente dela, cutucando ela enquanto faz comentários bem incorretos. Aceito o ponto de destino.”</text:span></text:span></text:p>
      <text:p text:style-name="P3"><text:span text:style-name="fontstyle01"><text:span text:style-name="T12">Amanda e Léo jogam um pouco para descobrir como Esopo acaba ofendendo a moça, e Amanda descreve soldados se aproximando. Um deles diz: “É melhor você ter modos ao se dirigir a Raiduqueza de Nova Titânia.”</text:span></text:span></text:p>
      <text:p text:style-name="P8"><text:span text:style-name="fontstyle01"><text:span text:style-name="T12">Léo leva a mão à testa e Amanda abre um sorriso maligno</text:span></text:span></text:p>
      <text:p text:style-name="P3"><text:span text:style-name="fontstyle01"><text:span text:style-name="T9">COMEÇANDO A JOGAR!</text:span></text:span><text:line-break/><text:span text:style-name="fontstyle21"><text:span text:style-name="T3">Esta é a base necessária para jogar uma partida de Fate. Os capítulos a seguir entrarão em mais detalhes sobre o que falamos acima e mostrarão como estruturar o seu jogo.</text:span></text:span></text:p>
      <text:p text:style-name="P2"><text:span text:style-name="fontstyle01"><text:span text:style-name="T9">O QUE LER A PARTIR DAQUI</text:span></text:span><text:line-break/><text:span text:style-name="fontstyle21"><text:span text:style-name="T6">•</text:span></text:span><text:span text:style-name="fontstyle21"><text:span text:style-name="T3"> Você provavelmente vai querer começar pelo capítulo </text:span></text:span><text:span text:style-name="fontstyle31"><text:span text:style-name="T4">Estruturando o Jogo</text:span></text:span><text:span text:style-name="fontstyle21"><text:span text:style-name="T6">,</text:span></text:span><text:span text:style-name="fontstyle21"><text:span text:style-name="T3"> que o ajudará a montar o jogo em si, passando em seguida para o capítulo de </text:span></text:span><text:span text:style-name="fontstyle31"><text:span text:style-name="T4">Criação de Personagens</text:span></text:span><text:span text:style-name="fontstyle21"><text:span text:style-name="T6">.</text:span></text:span><text:line-break/><text:span text:style-name="fontstyle21"><text:span text:style-name="T6">•</text:span></text:span><text:span text:style-name="fontstyle21"><text:span text:style-name="T3"> Jogadores, vocês podem querer ler </text:span></text:span><text:span text:style-name="fontstyle31"><text:span text:style-name="T4">Ações e Reações </text:span></text:span><text:span text:style-name="fontstyle21"><text:span text:style-name="T3">e </text:span></text:span><text:span text:style-name="fontstyle31"><text:span text:style-name="T4">Construindo Campanhas</text:span></text:span><text:span text:style-name="fontstyle21"><text:span text:style-name="T3">. Esses capítulos ensinam o passo a passo de como fazer as coisas e desenvolver seus personagens durante o jogo.</text:span></text:span><text:line-break/><text:span text:style-name="fontstyle21"><text:span text:style-name="T6">•</text:span></text:span><text:span text:style-name="fontstyle21"><text:span text:style-name="T3"> Narradores podem querer se familiarizar com todo o livro, mas </text:span></text:span><text:span text:style-name="fontstyle31"><text:span text:style-name="T4">Conduzindo o Jogo </text:span></text:span><text:span text:style-name="fontstyle21"><text:span text:style-name="T3">e </text:span></text:span><text:span text:style-name="fontstyle31"><text:span text:style-name="T4">Cenas, Sessões e Cenários </text:span></text:span><text:span text:style-name="fontstyle21"><text:span text:style-name="T3">é particularmente importan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GaramondPro-Bold" svg:font-family="AGaramondPro-Bold" style:font-family-generic="roman" style:font-pitch="variable"/>
    <style:font-face style:name="AGaramondPro-Regular" svg:font-family="AGaramondPro-Regular" style:font-family-generic="roman" style:font-pitch="variable"/>
    <style:font-face style:name="AGaramondPro-Regular-Identity-H" svg:font-family="AGaramondPro-Regular-Identity-H" style:font-family-generic="roman" style:font-pitch="variable"/>
    <style:font-face style:name="Calibri" svg:font-family="Calibri" style:font-family-generic="roman" style:font-pitch="variable"/>
    <style:font-face style:name="FateCoreGlyphs" svg:font-family="FateCoreGlyphs" style:font-family-generic="roman" style:font-pitch="variable"/>
    <style:font-face style:name="Gotham-Black" svg:font-family="Gotham-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GaramondPro-Bold1" svg:font-family="AGaramondPro-Bold" style:font-family-generic="system" style:font-pitch="variable"/>
    <style:font-face style:name="AGaramondPro-Regular1" svg:font-family="AGaramondPro-Regular" style:font-family-generic="system" style:font-pitch="variable"/>
    <style:font-face style:name="AGaramondPro-Regular-Identity-H1" svg:font-family="AGaramondPro-Regular-Identity-H" style:font-family-generic="system" style:font-pitch="variable"/>
    <style:font-face style:name="Calibri1" svg:font-family="Calibri" style:font-family-generic="system" style:font-pitch="variable"/>
    <style:font-face style:name="FateCoreGlyphs1" svg:font-family="FateCoreGlyphs" style:font-family-generic="system" style:font-pitch="variable"/>
    <style:font-face style:name="Gotham-Black1" svg:font-family="Gotham-Black"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pt" fo:country="BR" style:font-name-asian="Times New Roman" style:font-family-asian="'Times New Roman'" style:font-family-generic-asian="system" style:font-pitch-asian="variable" style:font-size-asian="11pt" style:language-asian="pt" style:country-asian="BR"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pt" fo:country="BR" style:font-name-asian="Times New Roman" style:font-family-asian="'Times New Roman'" style:font-family-generic-asian="system" style:font-pitch-asian="variable" style:font-size-asian="11pt" style:language-asian="pt" style:country-asian="BR"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fontstyle01" style:family="text">
      <style:text-properties fo:color="#000000" style:font-name="Gotham-Black" fo:font-family="Gotham-Black" style:font-family-generic="roman" style:font-pitch="variable" fo:font-size="13pt" fo:font-weight="bold" style:font-size-asian="13pt" style:font-weight-asian="bold"/>
    </style:style>
    <style:style style:name="fontstyle21" style:family="text">
      <style:text-properties fo:color="#000000" style:font-name="AGaramondPro-Regular-Identity-H" fo:font-family="AGaramondPro-Regular-Identity-H" style:font-family-generic="roman" style:font-pitch="variable" fo:font-size="10pt" style:font-size-asian="10pt"/>
    </style:style>
    <style:style style:name="fontstyle31" style:family="text">
      <style:text-properties fo:color="#000000" style:font-name="AGaramondPro-Regular" fo:font-family="AGaramondPro-Regular" style:font-family-generic="roman" style:font-pitch="variable" fo:font-size="10pt" style:font-size-asian="10pt"/>
    </style:style>
    <style:style style:name="fontstyle41" style:family="text">
      <style:text-properties fo:color="#000000" style:font-name="AGaramondPro-Bold" fo:font-family="AGaramondPro-Bold" style:font-family-generic="roman" style:font-pitch="variable" fo:font-size="10pt" fo:font-weight="bold" style:font-size-asian="10pt" style:font-weight-asian="bold"/>
    </style:style>
    <style:style style:name="fontstyle51" style:family="text">
      <style:text-properties fo:color="#000000" style:font-name="AGaramondPro-Regular" fo:font-family="AGaramondPro-Regular" style:font-family-generic="roman" style:font-pitch="variable" fo:font-size="10pt" style:font-size-asian="10pt"/>
    </style:style>
    <style:style style:name="fontstyle61" style:family="text">
      <style:text-properties fo:color="#000000" style:font-name="FateCoreGlyphs" fo:font-family="FateCoreGlyphs" style:font-family-generic="roman" style:font-pitch="variable" fo:font-size="10pt" style:font-size-asian="10pt"/>
    </style:style>
    <style:style style:name="fontstyle11" style:family="text">
      <style:text-properties fo:color="#000000" style:font-name="AGaramondPro-Regular-Identity-H" fo:font-family="AGaramondPro-Regular-Identity-H" style:font-family-generic="roman"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4T15:22:00</meta:creation-date>
    <dc:date>2017-08-04T21:28:00</dc:date>
    <meta:editing-cycles>6</meta:editing-cycles>
    <meta:editing-duration>PT5M42S</meta:editing-duration>
    <meta:document-statistic meta:table-count="0" meta:image-count="0" meta:object-count="0" meta:page-count="8" meta:paragraph-count="83" meta:word-count="3732" meta:character-count="22162" meta:non-whitespace-character-count="18495"/>
    <meta:generator>LibreOffice/5.4.0.3$Linux_X86_64 LibreOffice_project/7556cbc6811c9d992f4064ab9287069087d7f62c</meta:generator>
    <meta:user-defined meta:name="Operator">sala</meta:user-defined>
  </office:meta>
</office:document-meta>
</file>